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Lower (s)</text:p>
          </table:table-cell>
          <table:table-cell table:style-name="ce1" office:value-type="string" calcext:value-type="string">
            <text:p>Upper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Keccak-interp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721" calcext:value-type="float">
            <text:p>0.721</text:p>
          </table:table-cell>
          <table:table-cell office:value-type="float" office:value="0.8523" calcext:value-type="float">
            <text:p>0.8523</text:p>
          </table:table-cell>
          <table:table-cell table:formula="of:=[.B2]" office:value-type="float" office:value="0.7715" calcext:value-type="float">
            <text:p>0.7715</text:p>
          </table:table-cell>
          <table:table-cell table:formula="of:=[.E2]/[.B10]" office:value-type="percentage" office:value="0.0756372549019608" calcext:value-type="percentage">
            <text:p>7.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ccak-elab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5894" calcext:value-type="float">
            <text:p>0.5894</text:p>
          </table:table-cell>
          <table:table-cell table:formula="of:=[.B3]" office:value-type="float" office:value="0.5673" calcext:value-type="float">
            <text:p>0.5673</text:p>
          </table:table-cell>
          <table:table-cell table:formula="of:=[.E3]/[.B10]" office:value-type="percentage" office:value="0.0556176470588235" calcext:value-type="percentage">
            <text:p>5.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ccak-constraints</text:p>
          </table:table-cell>
          <table:table-cell office:value-type="float" office:value="2.701" calcext:value-type="float">
            <text:p>2.701</text:p>
          </table:table-cell>
          <table:table-cell office:value-type="float" office:value="2.679" calcext:value-type="float">
            <text:p>2.679</text:p>
          </table:table-cell>
          <table:table-cell office:value-type="float" office:value="2.718" calcext:value-type="float">
            <text:p>2.718</text:p>
          </table:table-cell>
          <table:table-cell table:formula="of:=[.B4]-[.B3]" office:value-type="float" office:value="2.1337" calcext:value-type="float">
            <text:p>2.1337</text:p>
          </table:table-cell>
          <table:table-cell table:formula="of:=[.E4]/[.B10]" office:value-type="percentage" office:value="0.209186274509804" calcext:value-type="percentage">
            <text:p>20.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ccak-simplify</text:p>
          </table:table-cell>
          <table:table-cell office:value-type="float" office:value="6.845" calcext:value-type="float">
            <text:p>6.845</text:p>
          </table:table-cell>
          <table:table-cell office:value-type="float" office:value="6.759" calcext:value-type="float">
            <text:p>6.759</text:p>
          </table:table-cell>
          <table:table-cell office:value-type="float" office:value="6.927" calcext:value-type="float">
            <text:p>6.927</text:p>
          </table:table-cell>
          <table:table-cell table:formula="of:=[.B5]-[.B4]" office:value-type="float" office:value="4.144" calcext:value-type="float">
            <text:p>4.144</text:p>
          </table:table-cell>
          <table:table-cell table:formula="of:=[.E5]/[.B10]" office:value-type="percentage" office:value="0.406274509803922" calcext:value-type="percentage">
            <text:p>40.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ccak-simpl-r1cs</text:p>
          </table:table-cell>
          <table:table-cell office:value-type="float" office:value="7.154" calcext:value-type="float">
            <text:p>7.154</text:p>
          </table:table-cell>
          <table:table-cell office:value-type="float" office:value="7.002" calcext:value-type="float">
            <text:p>7.002</text:p>
          </table:table-cell>
          <table:table-cell office:value-type="float" office:value="7.311" calcext:value-type="float">
            <text:p>7.311</text:p>
          </table:table-cell>
          <table:table-cell table:formula="of:=[.B6]-[.B5]" office:value-type="float" office:value="0.309" calcext:value-type="float">
            <text:p>0.309</text:p>
          </table:table-cell>
          <table:table-cell table:formula="of:=[.E6]/[.B10]" office:value-type="percentage" office:value="0.0302941176470588" calcext:value-type="percentage">
            <text:p>3.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ccak-nosimpl-r1cs</text:p>
          </table:table-cell>
          <table:table-cell office:value-type="float" office:value="4.379" calcext:value-type="float">
            <text:p>4.379</text:p>
          </table:table-cell>
          <table:table-cell office:value-type="float" office:value="4.262" calcext:value-type="float">
            <text:p>4.262</text:p>
          </table:table-cell>
          <table:table-cell office:value-type="float" office:value="4.534" calcext:value-type="float">
            <text:p>4.534</text:p>
          </table:table-cell>
          <table:table-cell table:formula="of:=[.B7]-[.B4]" office:value-type="float" office:value="1.678" calcext:value-type="float">
            <text:p>1.678</text:p>
          </table:table-cell>
          <table:table-cell table:formula="of:=[.E7]/[.B11]" office:value-type="percentage" office:value="0.114774281805746" calcext:value-type="percentage">
            <text:p>11.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ccak-simpl-wit</text:p>
          </table:table-cell>
          <table:table-cell office:value-type="float" office:value="9.092" calcext:value-type="float">
            <text:p>9.092</text:p>
          </table:table-cell>
          <table:table-cell office:value-type="float" office:value="8.991" calcext:value-type="float">
            <text:p>8.991</text:p>
          </table:table-cell>
          <table:table-cell table:style-name="ce2" office:value-type="string" calcext:value-type="string">
            <text:p>-</text:p>
          </table:table-cell>
          <table:table-cell table:formula="of:=[.B8]-[.B6]" office:value-type="float" office:value="1.938" calcext:value-type="float">
            <text:p>1.938</text:p>
          </table:table-cell>
          <table:table-cell table:formula="of:=[.E8]/[.B10]" office:value-type="percentage" office:value="0.19" calcext:value-type="percentage">
            <text:p>19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ccak-nosimpl-wit</text:p>
          </table:table-cell>
          <table:table-cell office:value-type="float" office:value="10.99" calcext:value-type="float">
            <text:p>10.99</text:p>
          </table:table-cell>
          <table:table-cell office:value-type="float" office:value="10.55" calcext:value-type="float">
            <text:p>10.55</text:p>
          </table:table-cell>
          <table:table-cell office:value-type="float" office:value="11.51" calcext:value-type="float">
            <text:p>11.51</text:p>
          </table:table-cell>
          <table:table-cell table:formula="of:=[.B9]-[.B7]" office:value-type="float" office:value="6.611" calcext:value-type="float">
            <text:p>6.611</text:p>
          </table:table-cell>
          <table:table-cell table:formula="of:=[.E9]/[.B11]" office:value-type="percentage" office:value="0.45218878248974" calcext:value-type="percentage">
            <text:p>45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ccak-simpl-full</text:p>
          </table:table-cell>
          <table:table-cell office:value-type="float" office:value="10.2" calcext:value-type="float">
            <text:p>10.2</text:p>
          </table:table-cell>
          <table:table-cell office:value-type="float" office:value="9.805" calcext:value-type="float">
            <text:p>9.805</text:p>
          </table:table-cell>
          <table:table-cell office:value-type="float" office:value="10.5" calcext:value-type="float">
            <text:p>10.5</text:p>
          </table:table-cell>
          <table:table-cell table:formula="of:=[.B10]-[.B8]" office:value-type="float" office:value="1.108" calcext:value-type="float">
            <text:p>1.108</text:p>
          </table:table-cell>
          <table:table-cell table:formula="of:=[.E10]/[.B10]" office:value-type="percentage" office:value="0.108627450980392" calcext:value-type="percentage">
            <text:p>10.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ccak-nosimpl-full</text:p>
          </table:table-cell>
          <table:table-cell office:value-type="float" office:value="14.62" calcext:value-type="float">
            <text:p>14.62</text:p>
          </table:table-cell>
          <table:table-cell office:value-type="float" office:value="14.21" calcext:value-type="float">
            <text:p>14.21</text:p>
          </table:table-cell>
          <table:table-cell office:value-type="float" office:value="14.99" calcext:value-type="float">
            <text:p>14.99</text:p>
          </table:table-cell>
          <table:table-cell table:formula="of:=[.B11]-[.B9]" office:value-type="float" office:value="3.63" calcext:value-type="float">
            <text:p>3.63</text:p>
          </table:table-cell>
          <table:table-cell table:formula="of:=[.E11]/[.B11]" office:value-type="percentage" office:value="0.24829001367989" calcext:value-type="percentage">
            <text:p>24.83%</text:p>
          </table:table-cell>
          <table:table-cell table:style-name="ce4" office:value-type="string" calcext:value-type="string">
            <text:p>Sum</text:p>
          </table:table-cell>
          <table:table-cell table:style-name="ce3" table:formula="of:=SUM([.F3:.F6];[.F8];[.F10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Lower (ms)</text:p>
          </table:table-cell>
          <table:table-cell table:style-name="ce1" office:value-type="string" calcext:value-type="string">
            <text:p>Upper (ms)</text:p>
          </table:table-cell>
          <table:table-cell table:style-name="ce1" office:value-type="string" calcext:value-type="string">
            <text:p>Delta (ms)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List-interp</text:p>
          </table:table-cell>
          <table:table-cell office:value-type="float" office:value="7.492" calcext:value-type="float">
            <text:p>7.492</text:p>
          </table:table-cell>
          <table:table-cell office:value-type="float" office:value="7.402" calcext:value-type="float">
            <text:p>7.402</text:p>
          </table:table-cell>
          <table:table-cell office:value-type="float" office:value="7.574" calcext:value-type="float">
            <text:p>7.574</text:p>
          </table:table-cell>
          <table:table-cell table:formula="of:=[.B13]" office:value-type="float" office:value="7.492" calcext:value-type="float">
            <text:p>7.492</text:p>
          </table:table-cell>
          <table:table-cell table:formula="of:=[.E13]/[.B21]" office:value-type="percentage" office:value="0.00229113149847095" calcext:value-type="percentage">
            <text:p>0.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t-elab</text:p>
          </table:table-cell>
          <table:table-cell office:value-type="float" office:value="6.131" calcext:value-type="float">
            <text:p>6.131</text:p>
          </table:table-cell>
          <table:table-cell office:value-type="float" office:value="6.065" calcext:value-type="float">
            <text:p>6.065</text:p>
          </table:table-cell>
          <table:table-cell office:value-type="float" office:value="6.199" calcext:value-type="float">
            <text:p>6.199</text:p>
          </table:table-cell>
          <table:table-cell table:formula="of:=[.B14]" office:value-type="float" office:value="6.131" calcext:value-type="float">
            <text:p>6.131</text:p>
          </table:table-cell>
          <table:table-cell table:formula="of:=[.E14]/[.B21]" office:value-type="percentage" office:value="0.00187492354740061" calcext:value-type="percentage">
            <text:p>0.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t-constraints</text:p>
          </table:table-cell>
          <table:table-cell office:value-type="float" office:value="132.4" calcext:value-type="float">
            <text:p>132.4</text:p>
          </table:table-cell>
          <table:table-cell office:value-type="float" office:value="131.1" calcext:value-type="float">
            <text:p>131.1</text:p>
          </table:table-cell>
          <table:table-cell office:value-type="float" office:value="133.5" calcext:value-type="float">
            <text:p>133.5</text:p>
          </table:table-cell>
          <table:table-cell table:formula="of:=[.B15]-[.B14]" office:value-type="float" office:value="126.269" calcext:value-type="float">
            <text:p>126.269</text:p>
          </table:table-cell>
          <table:table-cell table:formula="of:=[.E15]/[.B21]" office:value-type="percentage" office:value="0.038614373088685" calcext:value-type="percentage">
            <text:p>3.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t-simplify</text:p>
          </table:table-cell>
          <table:table-cell office:value-type="float" office:value="638.3" calcext:value-type="float">
            <text:p>638.3</text:p>
          </table:table-cell>
          <table:table-cell office:value-type="float" office:value="624.8" calcext:value-type="float">
            <text:p>624.8</text:p>
          </table:table-cell>
          <table:table-cell office:value-type="float" office:value="649.1" calcext:value-type="float">
            <text:p>649.1</text:p>
          </table:table-cell>
          <table:table-cell table:formula="of:=[.B16]-[.B15]" office:value-type="float" office:value="505.9" calcext:value-type="float">
            <text:p>505.9</text:p>
          </table:table-cell>
          <table:table-cell table:formula="of:=[.E16]/[.B21]" office:value-type="percentage" office:value="0.154709480122324" calcext:value-type="percentage">
            <text:p>15.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t-simpl-r1cs</text:p>
          </table:table-cell>
          <table:table-cell office:value-type="float" office:value="682.7" calcext:value-type="float">
            <text:p>682.7</text:p>
          </table:table-cell>
          <table:table-cell office:value-type="float" office:value="672.7" calcext:value-type="float">
            <text:p>672.7</text:p>
          </table:table-cell>
          <table:table-cell office:value-type="float" office:value="697.3" calcext:value-type="float">
            <text:p>697.3</text:p>
          </table:table-cell>
          <table:table-cell table:formula="of:=[.B17]-[.B16]" office:value-type="float" office:value="44.4000000000001" calcext:value-type="float">
            <text:p>44.4</text:p>
          </table:table-cell>
          <table:table-cell table:formula="of:=[.E17]/[.B21]" office:value-type="percentage" office:value="0.0135779816513762" calcext:value-type="percentage">
            <text:p>1.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t-nosimpl-r1cs</text:p>
          </table:table-cell>
          <table:table-cell office:value-type="float" office:value="238.4" calcext:value-type="float">
            <text:p>238.4</text:p>
          </table:table-cell>
          <table:table-cell office:value-type="float" office:value="232.4" calcext:value-type="float">
            <text:p>232.4</text:p>
          </table:table-cell>
          <table:table-cell office:value-type="float" office:value="244.1" calcext:value-type="float">
            <text:p>244.1</text:p>
          </table:table-cell>
          <table:table-cell table:formula="of:=[.B18]-[.B15]" office:value-type="float" office:value="106" calcext:value-type="float">
            <text:p>106</text:p>
          </table:table-cell>
          <table:table-cell table:formula="of:=[.E18]/[.B22]" office:value-type="percentage" office:value="0.0316323485526708" calcext:value-type="percentage">
            <text:p>3.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t-simpl-wit</text:p>
          </table:table-cell>
          <table:table-cell office:value-type="float" office:value="3142" calcext:value-type="float">
            <text:p>3142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3138" calcext:value-type="float">
            <text:p>3138</text:p>
          </table:table-cell>
          <table:table-cell table:formula="of:=[.B19]-[.B17]" office:value-type="float" office:value="2459.3" calcext:value-type="float">
            <text:p>2459.3</text:p>
          </table:table-cell>
          <table:table-cell table:formula="of:=[.E19]/[.B21]" office:value-type="percentage" office:value="0.752079510703364" calcext:value-type="percentage">
            <text:p>75.2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t-nosimpl-wit</text:p>
          </table:table-cell>
          <table:table-cell office:value-type="float" office:value="3092" calcext:value-type="float">
            <text:p>3092</text:p>
          </table:table-cell>
          <table:table-cell office:value-type="float" office:value="3090" calcext:value-type="float">
            <text:p>3090</text:p>
          </table:table-cell>
          <table:table-cell office:value-type="float" office:value="3092" calcext:value-type="float">
            <text:p>3092</text:p>
          </table:table-cell>
          <table:table-cell table:formula="of:=[.B20]-[.B18]" office:value-type="float" office:value="2853.6" calcext:value-type="float">
            <text:p>2853.6</text:p>
          </table:table-cell>
          <table:table-cell table:formula="of:=[.E20]/[.B22]" office:value-type="percentage" office:value="0.851566696508505" calcext:value-type="percentage">
            <text:p>85.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t-simpl-full</text:p>
          </table:table-cell>
          <table:table-cell office:value-type="float" office:value="3270" calcext:value-type="float">
            <text:p>3270</text:p>
          </table:table-cell>
          <table:table-cell office:value-type="float" office:value="3235" calcext:value-type="float">
            <text:p>3235</text:p>
          </table:table-cell>
          <table:table-cell table:style-name="ce2" office:value-type="string" calcext:value-type="string">
            <text:p>-</text:p>
          </table:table-cell>
          <table:table-cell table:formula="of:=[.B21]-[.B19]" office:value-type="float" office:value="128" calcext:value-type="float">
            <text:p>128</text:p>
          </table:table-cell>
          <table:table-cell table:formula="of:=[.E21]/[.B21]" office:value-type="percentage" office:value="0.0391437308868501" calcext:value-type="percentage">
            <text:p>3.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st-nosimpl-full</text:p>
          </table:table-cell>
          <table:table-cell office:value-type="float" office:value="3351" calcext:value-type="float">
            <text:p>3351</text:p>
          </table:table-cell>
          <table:table-cell office:value-type="float" office:value="3294" calcext:value-type="float">
            <text:p>3294</text:p>
          </table:table-cell>
          <table:table-cell table:style-name="ce2" office:value-type="string" calcext:value-type="string">
            <text:p>-</text:p>
          </table:table-cell>
          <table:table-cell table:formula="of:=[.B22]-[.B20]" office:value-type="float" office:value="259" calcext:value-type="float">
            <text:p>259</text:p>
          </table:table-cell>
          <table:table-cell table:formula="of:=[.E22]/[.B22]" office:value-type="percentage" office:value="0.0772903610862429" calcext:value-type="percentage">
            <text:p>7.73%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Lower (s)</text:p>
          </table:table-cell>
          <table:table-cell table:style-name="ce1" office:value-type="string" calcext:value-type="string">
            <text:p>Upper (s)</text:p>
          </table:table-cell>
          <table:table-cell table:style-name="ce1" office:value-type="string" calcext:value-type="string">
            <text:p>Delta (s)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FixedVector-interp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8561" calcext:value-type="float">
            <text:p>0.8561</text:p>
          </table:table-cell>
          <table:table-cell table:formula="of:=[.B24]" office:value-type="float" office:value="0.7715" calcext:value-type="float">
            <text:p>0.7715</text:p>
          </table:table-cell>
          <table:table-cell table:formula="of:=[.E24]/[.B32]" office:value-type="percentage" office:value="0.0458680142687277" calcext:value-type="percentage">
            <text:p>4.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Vector-elab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19" calcext:value-type="float">
            <text:p>0.2219</text:p>
          </table:table-cell>
          <table:table-cell table:formula="of:=[.B25]" office:value-type="float" office:value="0.2065" calcext:value-type="float">
            <text:p>0.2065</text:p>
          </table:table-cell>
          <table:table-cell table:formula="of:=[.E25]/[.B32]" office:value-type="percentage" office:value="0.0122770511296076" calcext:value-type="percentage">
            <text:p>1.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Vector-constraints</text:p>
          </table:table-cell>
          <table:table-cell office:value-type="float" office:value="3.011" calcext:value-type="float">
            <text:p>3.011</text:p>
          </table:table-cell>
          <table:table-cell office:value-type="float" office:value="2.865" calcext:value-type="float">
            <text:p>2.865</text:p>
          </table:table-cell>
          <table:table-cell office:value-type="float" office:value="3.156" calcext:value-type="float">
            <text:p>3.156</text:p>
          </table:table-cell>
          <table:table-cell table:formula="of:=[.B26]-[.B25]" office:value-type="float" office:value="2.8045" calcext:value-type="float">
            <text:p>2.8045</text:p>
          </table:table-cell>
          <table:table-cell table:formula="of:=[.E26]/[.B32]" office:value-type="percentage" office:value="0.166736028537455" calcext:value-type="percentage">
            <text:p>16.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Vector-simplify</text:p>
          </table:table-cell>
          <table:table-cell office:value-type="float" office:value="12.15" calcext:value-type="float">
            <text:p>12.1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35" calcext:value-type="float">
            <text:p>12.35</text:p>
          </table:table-cell>
          <table:table-cell table:formula="of:=[.B27]-[.B26]" office:value-type="float" office:value="9.139" calcext:value-type="float">
            <text:p>9.139</text:p>
          </table:table-cell>
          <table:table-cell table:formula="of:=[.E27]/[.B32]" office:value-type="percentage" office:value="0.543341260404281" calcext:value-type="percentage">
            <text:p>54.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Vector-simpl-r1cs</text:p>
          </table:table-cell>
          <table:table-cell office:value-type="float" office:value="14.46" calcext:value-type="float">
            <text:p>14.46</text:p>
          </table:table-cell>
          <table:table-cell office:value-type="float" office:value="14.41" calcext:value-type="float">
            <text:p>14.41</text:p>
          </table:table-cell>
          <table:table-cell table:style-name="ce2" office:value-type="string" calcext:value-type="string">
            <text:p>-</text:p>
          </table:table-cell>
          <table:table-cell table:formula="of:=[.B28]-[.B27]" office:value-type="float" office:value="2.31" calcext:value-type="float">
            <text:p>2.31</text:p>
          </table:table-cell>
          <table:table-cell table:formula="of:=[.E28]/[.B32]" office:value-type="percentage" office:value="0.137336504161712" calcext:value-type="percentage">
            <text:p>13.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Vector-nosimpl-r1cs</text:p>
          </table:table-cell>
          <table:table-cell office:value-type="float" office:value="5.191" calcext:value-type="float">
            <text:p>5.191</text:p>
          </table:table-cell>
          <table:table-cell office:value-type="float" office:value="5.142" calcext:value-type="float">
            <text:p>5.142</text:p>
          </table:table-cell>
          <table:table-cell office:value-type="float" office:value="5.257" calcext:value-type="float">
            <text:p>5.257</text:p>
          </table:table-cell>
          <table:table-cell table:formula="of:=[.B29]-[.B26]" office:value-type="float" office:value="2.18" calcext:value-type="float">
            <text:p>2.18</text:p>
          </table:table-cell>
          <table:table-cell table:formula="of:=[.E29]/[.B33]" office:value-type="percentage" office:value="0.295874049945711" calcext:value-type="percentage">
            <text:p>29.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Vector-simpl-wit</text:p>
          </table:table-cell>
          <table:table-cell office:value-type="float" office:value="15.58" calcext:value-type="float">
            <text:p>15.58</text:p>
          </table:table-cell>
          <table:table-cell office:value-type="float" office:value="15.47" calcext:value-type="float">
            <text:p>15.47</text:p>
          </table:table-cell>
          <table:table-cell table:style-name="ce2" office:value-type="float" office:value="15.68" calcext:value-type="float">
            <text:p>15.68</text:p>
          </table:table-cell>
          <table:table-cell table:formula="of:=[.B30]-[.B28]" office:value-type="float" office:value="1.12" calcext:value-type="float">
            <text:p>1.12</text:p>
          </table:table-cell>
          <table:table-cell table:formula="of:=[.E30]/[.B32]" office:value-type="percentage" office:value="0.0665873959571938" calcext:value-type="percentage">
            <text:p>6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Vector-nosimpl-wit</text:p>
          </table:table-cell>
          <table:table-cell office:value-type="float" office:value="6.258" calcext:value-type="float">
            <text:p>6.258</text:p>
          </table:table-cell>
          <table:table-cell office:value-type="float" office:value="6.201" calcext:value-type="float">
            <text:p>6.201</text:p>
          </table:table-cell>
          <table:table-cell office:value-type="float" office:value="6.297" calcext:value-type="float">
            <text:p>6.297</text:p>
          </table:table-cell>
          <table:table-cell table:formula="of:=[.B31]-[.B29]" office:value-type="float" office:value="1.067" calcext:value-type="float">
            <text:p>1.067</text:p>
          </table:table-cell>
          <table:table-cell table:formula="of:=[.E31]/[.B33]" office:value-type="percentage" office:value="0.144815418023887" calcext:value-type="percentage">
            <text:p>14.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Vector-simpl-full</text:p>
          </table:table-cell>
          <table:table-cell office:value-type="float" office:value="16.82" calcext:value-type="float">
            <text:p>16.82</text:p>
          </table:table-cell>
          <table:table-cell office:value-type="float" office:value="16.54" calcext:value-type="float">
            <text:p>16.54</text:p>
          </table:table-cell>
          <table:table-cell table:style-name="ce2" office:value-type="float" office:value="17.03" calcext:value-type="float">
            <text:p>17.03</text:p>
          </table:table-cell>
          <table:table-cell table:formula="of:=[.B32]-[.B30]" office:value-type="float" office:value="1.24" calcext:value-type="float">
            <text:p>1.24</text:p>
          </table:table-cell>
          <table:table-cell table:formula="of:=[.E32]/[.B32]" office:value-type="percentage" office:value="0.0737217598097503" calcext:value-type="percentage">
            <text:p>7.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Vector-nosimpl-full</text:p>
          </table:table-cell>
          <table:table-cell office:value-type="float" office:value="7.368" calcext:value-type="float">
            <text:p>7.368</text:p>
          </table:table-cell>
          <table:table-cell office:value-type="float" office:value="7.329" calcext:value-type="float">
            <text:p>7.329</text:p>
          </table:table-cell>
          <table:table-cell table:style-name="ce2" office:value-type="float" office:value="7.456" calcext:value-type="float">
            <text:p>7.456</text:p>
          </table:table-cell>
          <table:table-cell table:formula="of:=[.B33]-[.B31]" office:value-type="float" office:value="1.11" calcext:value-type="float">
            <text:p>1.11</text:p>
          </table:table-cell>
          <table:table-cell table:formula="of:=[.E33]/[.B33]" office:value-type="percentage" office:value="0.150651465798046" calcext:value-type="percentage">
            <text:p>15.07%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20:14:21.130788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2.8.2$Linux_X86_64 LibreOffice_project/420m0$Build-2</meta:generator>
    <dc:date>2015-11-22T20:44:09.129106281</dc:date>
    <meta:editing-duration>PT1H30M</meta:editing-duration>
    <meta:editing-cycles>41</meta:editing-cycles>
    <meta:document-statistic meta:table-count="1" meta:cell-count="196" meta:object-count="0"/>
  </office:meta>
</office:document-meta>
</file>